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868" officeooo:paragraph-rsid="001ec868"/>
    </style:style>
    <style:style style:name="P2" style:family="paragraph" style:parent-style-name="Standard">
      <style:text-properties style:font-name="FreeMono" officeooo:rsid="001ec868" officeooo:paragraph-rsid="001ec868"/>
    </style:style>
    <style:style style:name="P3" style:family="paragraph" style:parent-style-name="Standard">
      <style:text-properties style:font-name="Liberation Serif" officeooo:rsid="001ec868" officeooo:paragraph-rsid="001ec8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ember sourcing the right setup.bash file (from the correct workspace) before continuing</text:p>
      <text:p text:style-name="P1"/>
      <text:p text:style-name="P1">Opening rviz:</text:p>
      <text:p text:style-name="P2">roslaunch cepton_ros demo.launch</text:p>
      <text:p text:style-name="P2"/>
      <text:p text:style-name="P3">Saving data using rosbag (while rviz is running):</text:p>
      <text:p text:style-name="P2">rosbag record -a</text:p>
      <text:p text:style-name="P3">records all published data</text:p>
      <text:p text:style-name="P3"/>
      <text:p text:style-name="P3">to play saved rosbag (while rviz is running):</text:p>
      <text:p text:style-name="P2">rosbag play [bag name]</text:p>
      <text:p text:style-name="P3"/>
      <text:p text:style-name="P3">more rosbag info in the following link:</text:p>
      <text:p text:style-name="P3"><text:a xlink:type="simple" xlink:href="http://wiki.ros.org/rosbag/Tutorials/Recording%20and%20playing%20back%20data" text:style-name="Internet_20_link" text:visited-style-name="Visited_20_Internet_20_Link">http://wiki.ros.org/rosbag/Tutorials/Recording%20and%20playing%20back%20data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12:12:46.293838023</meta:creation-date>
    <meta:generator>LibreOffice/6.4.7.2$Linux_X86_64 LibreOffice_project/40$Build-2</meta:generator>
    <dc:date>2023-09-28T12:23:01.427215066</dc:date>
    <meta:editing-duration>PT10M15S</meta:editing-duration>
    <meta:editing-cycles>2</meta:editing-cycles>
    <meta:document-statistic meta:table-count="0" meta:image-count="0" meta:object-count="0" meta:page-count="1" meta:paragraph-count="10" meta:word-count="52" meta:character-count="408" meta:non-whitespace-character-count="366"/>
  </office:meta>
</office:document-meta>
</file>